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0.3347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10" style:family="table-row">
      <style:table-row-properties style:min-row-height="0.3347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10" style:family="table-row">
      <style:table-row-properties style:min-row-height="0.3347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10" style:family="table-row">
      <style:table-row-properties style:min-row-height="0.3347in"/>
    </style:style>
    <style:style style:name="P1" style:family="paragraph" style:parent-style-name="Standard">
      <style:text-properties style:font-name="Times New Roman" fo:font-size="14pt" fo:font-weight="bold" officeooo:rsid="001edf92" officeooo:paragraph-rsid="001edf92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officeooo:rsid="0029ee06" officeooo:paragraph-rsid="0029ee06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rsid="002bd82c" officeooo:paragraph-rsid="002bd82c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font-weight="bold" officeooo:rsid="002c5390" officeooo:paragraph-rsid="002c5390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font-weight="bold" officeooo:rsid="002e8d3c" officeooo:paragraph-rsid="002e8d3c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font-weight="bold" officeooo:rsid="002f4b9c" officeooo:paragraph-rsid="002f4b9c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bold" officeooo:rsid="002f4b9c" officeooo:paragraph-rsid="0037154d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fo:font-weight="bold" officeooo:rsid="0039a84a" officeooo:paragraph-rsid="0039a84a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fo:font-weight="normal" officeooo:rsid="0026234b" officeooo:paragraph-rsid="002916e0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fo:font-weight="normal" officeooo:rsid="00279982" officeooo:paragraph-rsid="00290999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normal" officeooo:rsid="00279982" officeooo:paragraph-rsid="00310f7b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Times New Roman" fo:font-size="14pt" fo:font-weight="normal" officeooo:rsid="00290999" officeooo:paragraph-rsid="0037154d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normal" officeooo:rsid="00290999" officeooo:paragraph-rsid="00310f7b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4pt" fo:font-weight="normal" officeooo:rsid="002916e0" officeooo:paragraph-rsid="002916e0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14pt" fo:font-weight="normal" officeooo:rsid="0029ee06" officeooo:paragraph-rsid="0029ee06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" fo:font-size="14pt" fo:font-weight="normal" officeooo:rsid="002c5390" officeooo:paragraph-rsid="002c5390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" fo:font-size="14pt" fo:font-weight="normal" officeooo:rsid="002c5390" officeooo:paragraph-rsid="00341eff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02e8d3c" officeooo:paragraph-rsid="002e8d3c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" fo:font-size="14pt" fo:font-weight="normal" officeooo:rsid="002f4b9c" officeooo:paragraph-rsid="002f4b9c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" fo:font-size="14pt" fo:font-weight="normal" officeooo:rsid="00341eff" officeooo:paragraph-rsid="00341eff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" fo:font-size="14pt" fo:font-weight="normal" officeooo:rsid="00356b69" officeooo:paragraph-rsid="00356b69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Times New Roman" fo:font-size="14pt" fo:font-weight="normal" officeooo:rsid="0037154d" officeooo:paragraph-rsid="0037154d" style:font-size-asian="12.25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" fo:font-size="14pt" fo:font-weight="normal" officeooo:rsid="0037154d" officeooo:paragraph-rsid="00376d0b" style:font-size-asian="12.25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" fo:font-size="14pt" fo:font-weight="normal" officeooo:rsid="00376d0b" officeooo:paragraph-rsid="00376d0b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font-name="Times New Roman" fo:font-size="14pt" fo:font-weight="normal" officeooo:rsid="001edf92" officeooo:paragraph-rsid="001edf92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font-name="Times New Roman" fo:font-size="14pt" fo:font-weight="normal" officeooo:rsid="00202c61" officeooo:paragraph-rsid="001edf92" style:font-size-asian="12.25pt" style:font-weight-asian="normal" style:font-size-complex="14pt" style:font-weight-complex="normal"/>
    </style:style>
    <style:style style:name="P27" style:family="paragraph" style:parent-style-name="Table_20_Contents">
      <style:text-properties style:font-name="Times New Roman" fo:font-size="14pt" officeooo:rsid="00279982" officeooo:paragraph-rsid="00290999" style:font-size-asian="12.25pt" style:font-size-complex="14pt"/>
    </style:style>
    <style:style style:name="P28" style:family="paragraph" style:parent-style-name="Table_20_Contents">
      <style:text-properties style:font-name="Times New Roman" fo:font-size="14pt" officeooo:rsid="00279982" officeooo:paragraph-rsid="00341eff" style:font-size-asian="12.25pt" style:font-size-complex="14pt"/>
    </style:style>
    <style:style style:name="P29" style:family="paragraph" style:parent-style-name="Table_20_Contents">
      <style:text-properties style:font-name="Times New Roman" fo:font-size="14pt" officeooo:rsid="00279982" officeooo:paragraph-rsid="0037154d" style:font-size-asian="12.25pt" style:font-size-complex="14pt"/>
    </style:style>
    <style:style style:name="P30" style:family="paragraph" style:parent-style-name="Table_20_Contents">
      <style:text-properties style:font-name="Times New Roman" fo:font-size="14pt" officeooo:rsid="00279982" officeooo:paragraph-rsid="00376d0b" style:font-size-asian="12.25pt" style:font-size-complex="14pt"/>
    </style:style>
    <style:style style:name="P31" style:family="paragraph" style:parent-style-name="Table_20_Contents">
      <style:text-properties style:font-name="Times New Roman" fo:font-size="14pt" officeooo:rsid="00290999" officeooo:paragraph-rsid="00290999" style:font-size-asian="12.25pt" style:font-size-complex="14pt"/>
    </style:style>
    <style:style style:name="P32" style:family="paragraph" style:parent-style-name="Table_20_Contents">
      <style:text-properties style:font-name="Times New Roman" fo:font-size="14pt" officeooo:paragraph-rsid="00290999" style:font-size-asian="12.25pt" style:font-size-complex="14pt"/>
    </style:style>
    <style:style style:name="P33" style:family="paragraph" style:parent-style-name="Table_20_Contents">
      <style:text-properties style:font-name="Times New Roman" fo:font-size="14pt" officeooo:paragraph-rsid="00341eff" style:font-size-asian="12.25pt" style:font-size-complex="14pt"/>
    </style:style>
    <style:style style:name="P34" style:family="paragraph" style:parent-style-name="Table_20_Contents">
      <style:text-properties style:font-name="Times New Roman" fo:font-size="14pt" officeooo:rsid="00341eff" officeooo:paragraph-rsid="00341eff" style:font-size-asian="12.25pt" style:font-size-complex="14pt"/>
    </style:style>
    <style:style style:name="P35" style:family="paragraph" style:parent-style-name="Table_20_Contents">
      <style:text-properties style:font-name="Times New Roman" fo:font-size="14pt" officeooo:rsid="00356b69" officeooo:paragraph-rsid="00356b69" style:font-size-asian="12.25pt" style:font-size-complex="14pt"/>
    </style:style>
    <style:style style:name="P36" style:family="paragraph" style:parent-style-name="Table_20_Contents">
      <style:text-properties style:font-name="Times New Roman" fo:font-size="14pt" officeooo:rsid="00356b69" officeooo:paragraph-rsid="00376d0b" style:font-size-asian="12.25pt" style:font-size-complex="14pt"/>
    </style:style>
    <style:style style:name="P37" style:family="paragraph" style:parent-style-name="Table_20_Contents">
      <style:text-properties style:font-name="Times New Roman" fo:font-size="14pt" officeooo:paragraph-rsid="0037154d" style:font-size-asian="12.25pt" style:font-size-complex="14pt"/>
    </style:style>
    <style:style style:name="P38" style:family="paragraph" style:parent-style-name="Table_20_Contents">
      <style:text-properties style:font-name="Times New Roman" fo:font-size="14pt" officeooo:rsid="0037154d" officeooo:paragraph-rsid="0037154d" style:font-size-asian="12.25pt" style:font-size-complex="14pt"/>
    </style:style>
    <style:style style:name="P39" style:family="paragraph" style:parent-style-name="Table_20_Contents">
      <style:text-properties style:font-name="Times New Roman" fo:font-size="14pt" officeooo:rsid="0037154d" officeooo:paragraph-rsid="00376d0b" style:font-size-asian="12.25pt" style:font-size-complex="14pt"/>
    </style:style>
    <style:style style:name="P40" style:family="paragraph" style:parent-style-name="Table_20_Contents">
      <style:text-properties style:font-name="Times New Roman" fo:font-size="14pt" officeooo:rsid="00376d0b" officeooo:paragraph-rsid="00376d0b" style:font-size-asian="12.25pt" style:font-size-complex="14pt"/>
    </style:style>
    <style:style style:name="P41" style:family="paragraph" style:parent-style-name="Table_20_Contents">
      <style:text-properties style:font-name="Times New Roman" fo:font-size="14pt" officeooo:paragraph-rsid="00376d0b" style:font-size-asian="12.25pt" style:font-size-complex="14pt"/>
    </style:style>
    <style:style style:name="P42" style:family="paragraph" style:parent-style-name="Table_20_Contents">
      <style:text-properties style:font-name="Times New Roman" fo:font-size="14pt" officeooo:rsid="00387934" officeooo:paragraph-rsid="00387934" style:font-size-asian="12.25pt" style:font-size-complex="14pt"/>
    </style:style>
    <style:style style:name="P43" style:family="paragraph" style:parent-style-name="Standard">
      <style:text-properties officeooo:paragraph-rsid="00376d0b"/>
    </style:style>
    <style:style style:name="P44" style:family="paragraph" style:parent-style-name="Standard">
      <style:text-properties officeooo:rsid="00376d0b" officeooo:paragraph-rsid="00376d0b"/>
    </style:style>
    <style:style style:name="P45" style:family="paragraph" style:parent-style-name="Standard" style:list-style-name="L1">
      <style:text-properties style:font-name="Times New Roman" fo:font-size="14pt" fo:font-weight="normal" officeooo:rsid="00212db8" officeooo:paragraph-rsid="004000dd" style:font-size-asian="12.25pt" style:font-weight-asian="normal" style:font-size-complex="14pt" style:font-weight-complex="normal"/>
    </style:style>
    <style:style style:name="P46" style:family="paragraph" style:parent-style-name="Standard" style:list-style-name="L1">
      <style:text-properties style:font-name="Times New Roman" fo:font-size="14pt" fo:font-weight="normal" officeooo:rsid="0026234b" officeooo:paragraph-rsid="0042a6e1" style:font-size-asian="12.25pt" style:font-weight-asian="normal" style:font-size-complex="14pt" style:font-weight-complex="normal"/>
    </style:style>
    <style:style style:name="P47" style:family="paragraph" style:parent-style-name="Standard" style:list-style-name="L2">
      <style:text-properties style:font-name="Times New Roman" fo:font-size="14pt" fo:font-weight="normal" officeooo:rsid="0026234b" officeooo:paragraph-rsid="002916e0" style:font-size-asian="12.25pt" style:font-weight-asian="normal" style:font-size-complex="14pt" style:font-weight-complex="normal"/>
    </style:style>
    <style:style style:name="P48" style:family="paragraph" style:parent-style-name="Standard" style:list-style-name="L1">
      <style:text-properties style:font-name="Times New Roman" fo:font-size="14pt" fo:font-weight="normal" officeooo:rsid="00268304" officeooo:paragraph-rsid="0042cf06" style:font-size-asian="12.25pt" style:font-weight-asian="normal" style:font-size-complex="14pt" style:font-weight-complex="normal"/>
    </style:style>
    <style:style style:name="P49" style:family="paragraph" style:parent-style-name="Standard" style:list-style-name="L1">
      <style:text-properties style:font-name="Times New Roman" fo:font-size="14pt" fo:font-weight="normal" officeooo:rsid="00279982" officeooo:paragraph-rsid="00279982" style:font-size-asian="12.25pt" style:font-weight-asian="normal" style:font-size-complex="14pt" style:font-weight-complex="normal"/>
    </style:style>
    <style:style style:name="P50" style:family="paragraph" style:parent-style-name="Standard" style:list-style-name="L2">
      <style:text-properties style:font-name="Times New Roman" fo:font-size="14pt" fo:font-weight="normal" officeooo:rsid="002916e0" officeooo:paragraph-rsid="002916e0" style:font-size-asian="12.25pt" style:font-weight-asian="normal" style:font-size-complex="14pt" style:font-weight-complex="normal"/>
    </style:style>
    <style:style style:name="P51" style:family="paragraph" style:parent-style-name="Standard" style:list-style-name="L3">
      <style:text-properties style:font-name="Times New Roman" fo:font-size="14pt" fo:font-weight="normal" officeooo:rsid="0029ee06" officeooo:paragraph-rsid="0029ee06" style:font-size-asian="12.25pt" style:font-weight-asian="normal" style:font-size-complex="14pt" style:font-weight-complex="normal"/>
    </style:style>
    <style:style style:name="P52" style:family="paragraph" style:parent-style-name="Standard" style:list-style-name="L4">
      <style:text-properties style:font-name="Times New Roman" fo:font-size="14pt" fo:font-weight="normal" officeooo:rsid="002c5390" officeooo:paragraph-rsid="002c5390" style:font-size-asian="12.25pt" style:font-weight-asian="normal" style:font-size-complex="14pt" style:font-weight-complex="normal"/>
    </style:style>
    <style:style style:name="P53" style:family="paragraph" style:parent-style-name="Standard" style:list-style-name="L5">
      <style:text-properties style:font-name="Times New Roman" fo:font-size="14pt" fo:font-weight="normal" officeooo:rsid="002c5390" officeooo:paragraph-rsid="002c5390" style:font-size-asian="12.25pt" style:font-weight-asian="normal" style:font-size-complex="14pt" style:font-weight-complex="normal"/>
    </style:style>
    <style:style style:name="P54" style:family="paragraph" style:parent-style-name="Standard" style:list-style-name="L5">
      <style:text-properties style:font-name="Times New Roman" fo:font-size="14pt" fo:font-weight="normal" officeooo:rsid="00341eff" officeooo:paragraph-rsid="00341eff" style:font-size-asian="12.25pt" style:font-weight-asian="normal" style:font-size-complex="14pt" style:font-weight-complex="normal"/>
    </style:style>
    <style:style style:name="P55" style:family="paragraph" style:parent-style-name="Standard" style:list-style-name="L6">
      <style:text-properties style:font-name="Times New Roman" fo:font-size="14pt" fo:font-weight="normal" officeooo:rsid="00341eff" officeooo:paragraph-rsid="00341eff" style:font-size-asian="12.25pt" style:font-weight-asian="normal" style:font-size-complex="14pt" style:font-weight-complex="normal"/>
    </style:style>
    <style:style style:name="P56" style:family="paragraph" style:parent-style-name="Standard" style:list-style-name="L5">
      <style:text-properties style:font-name="Times New Roman" fo:font-size="14pt" fo:font-weight="normal" officeooo:rsid="002d5e17" officeooo:paragraph-rsid="002d5e17" style:font-size-asian="12.25pt" style:font-weight-asian="normal" style:font-size-complex="14pt" style:font-weight-complex="normal"/>
    </style:style>
    <style:style style:name="P57" style:family="paragraph" style:parent-style-name="Standard" style:list-style-name="L5">
      <style:text-properties style:font-name="Times New Roman" fo:font-size="14pt" fo:font-weight="normal" officeooo:rsid="002e8d3c" officeooo:paragraph-rsid="002e8d3c" style:font-size-asian="12.25pt" style:font-weight-asian="normal" style:font-size-complex="14pt" style:font-weight-complex="normal"/>
    </style:style>
    <style:style style:name="P58" style:family="paragraph" style:parent-style-name="Standard" style:list-style-name="L6">
      <style:text-properties style:font-name="Times New Roman" fo:font-size="14pt" fo:font-weight="normal" officeooo:rsid="002e8d3c" officeooo:paragraph-rsid="002e8d3c" style:font-size-asian="12.25pt" style:font-weight-asian="normal" style:font-size-complex="14pt" style:font-weight-complex="normal"/>
    </style:style>
    <style:style style:name="P59" style:family="paragraph" style:parent-style-name="Standard" style:list-style-name="L1">
      <style:text-properties style:font-name="Times New Roman" fo:font-size="14pt" fo:font-weight="normal" officeooo:rsid="003df386" officeooo:paragraph-rsid="003df386" style:font-size-asian="12.25pt" style:font-weight-asian="normal" style:font-size-complex="14pt" style:font-weight-complex="normal"/>
    </style:style>
    <style:style style:name="P60" style:family="paragraph" style:parent-style-name="Standard" style:list-style-name="L1">
      <style:text-properties style:font-name="Times New Roman" fo:font-size="14pt" fo:font-weight="normal" officeooo:rsid="0042cf06" officeooo:paragraph-rsid="0042cf06" style:font-size-asian="12.25pt" style:font-weight-asian="normal" style:font-size-complex="14pt" style:font-weight-complex="normal"/>
    </style:style>
    <style:style style:name="P61" style:family="paragraph" style:parent-style-name="Standard" style:list-style-name="L3">
      <style:text-properties style:font-name="Times New Roman" fo:font-size="14pt" fo:font-weight="normal" officeooo:rsid="0045ac0e" officeooo:paragraph-rsid="0045ac0e" style:font-size-asian="12.25pt" style:font-weight-asian="normal" style:font-size-complex="14pt" style:font-weight-complex="normal"/>
    </style:style>
    <style:style style:name="P62" style:family="paragraph" style:parent-style-name="Standard" style:list-style-name="L4">
      <style:text-properties style:font-name="Times New Roman" fo:font-size="14pt" fo:font-weight="normal" officeooo:rsid="004a5db8" officeooo:paragraph-rsid="004a5db8" style:font-size-asian="12.25pt" style:font-weight-asian="normal" style:font-size-complex="14pt" style:font-weight-complex="normal"/>
    </style:style>
    <style:style style:name="P63" style:family="paragraph" style:parent-style-name="Standard" style:list-style-name="L2">
      <style:text-properties style:font-name="Times New Roman" fo:font-size="14pt" fo:font-weight="normal" officeooo:paragraph-rsid="002916e0"/>
    </style:style>
    <style:style style:name="P64" style:family="paragraph" style:parent-style-name="Standard">
      <style:text-properties style:font-name="Times New Roman" fo:font-size="14pt" fo:font-weight="bold" officeooo:rsid="00212db8" officeooo:paragraph-rsid="00212db8" style:font-size-asian="12.25pt" style:font-weight-asian="bold" style:font-size-complex="14pt" style:font-weight-complex="bold"/>
    </style:style>
    <style:style style:name="P65" style:family="paragraph" style:parent-style-name="Table_20_Contents">
      <style:text-properties style:font-name="Times New Roman" fo:font-size="14pt" officeooo:rsid="0042d2e2" officeooo:paragraph-rsid="0042d2e2" style:font-size-asian="12.25pt" style:font-size-complex="14pt"/>
    </style:style>
    <style:style style:name="P66" style:family="paragraph" style:parent-style-name="Table_20_Contents">
      <style:text-properties style:font-name="Times New Roman" fo:font-size="14pt" officeooo:rsid="00442e24" officeooo:paragraph-rsid="00442e24" style:font-size-asian="12.25pt" style:font-size-complex="14pt"/>
    </style:style>
    <style:style style:name="P67" style:family="paragraph" style:parent-style-name="Table_20_Contents">
      <style:text-properties style:font-name="Times New Roman" fo:font-size="14pt" officeooo:rsid="00290999" officeooo:paragraph-rsid="00290999" style:font-size-asian="12.25pt" style:font-size-complex="14pt"/>
    </style:style>
    <style:style style:name="P68" style:family="paragraph" style:parent-style-name="Table_20_Contents">
      <style:text-properties style:font-name="Times New Roman" fo:font-size="14pt" officeooo:paragraph-rsid="00290999" style:font-size-asian="12.25pt" style:font-size-complex="14pt"/>
    </style:style>
    <style:style style:name="P69" style:family="paragraph" style:parent-style-name="Table_20_Contents">
      <style:text-properties style:font-name="Times New Roman" fo:font-size="14pt" officeooo:rsid="004c5be2" officeooo:paragraph-rsid="004c5be2" style:font-size-asian="12.25pt" style:font-size-complex="14pt"/>
    </style:style>
    <style:style style:name="P70" style:family="paragraph" style:parent-style-name="Table_20_Contents">
      <style:text-properties style:font-name="Times New Roman" fo:font-size="14pt" officeooo:rsid="00356b69" officeooo:paragraph-rsid="00356b69" style:font-size-asian="12.25pt" style:font-size-complex="14pt"/>
    </style:style>
    <style:style style:name="P71" style:family="paragraph" style:parent-style-name="Table_20_Contents">
      <style:text-properties style:font-name="Times New Roman" fo:font-size="14pt" officeooo:rsid="0037154d" officeooo:paragraph-rsid="0037154d" style:font-size-asian="12.25pt" style:font-size-complex="14pt"/>
    </style:style>
    <style:style style:name="P72" style:family="paragraph" style:parent-style-name="Table_20_Contents">
      <style:text-properties style:font-name="Times New Roman" fo:font-size="14pt" officeooo:rsid="00376d0b" officeooo:paragraph-rsid="00376d0b" style:font-size-asian="12.25pt" style:font-size-complex="14pt"/>
    </style:style>
    <style:style style:name="P73" style:family="paragraph" style:parent-style-name="Table_20_Contents">
      <style:text-properties style:font-name="Times New Roman" fo:font-size="14pt" officeooo:rsid="004cec2c" officeooo:paragraph-rsid="004cec2c" style:font-size-asian="12.25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9a84a" style:font-weight-asian="normal" style:font-weight-complex="normal"/>
    </style:style>
    <style:style style:name="T3" style:family="text">
      <style:text-properties fo:font-weight="normal" officeooo:rsid="003c0677" style:font-weight-asian="normal" style:font-weight-complex="normal"/>
    </style:style>
    <style:style style:name="T4" style:family="text">
      <style:text-properties fo:font-weight="normal" officeooo:rsid="004a5db8" style:font-weight-asian="normal" style:font-weight-complex="normal"/>
    </style:style>
    <style:style style:name="T5" style:family="text">
      <style:text-properties officeooo:rsid="00212db8"/>
    </style:style>
    <style:style style:name="T6" style:family="text">
      <style:text-properties officeooo:rsid="00249002"/>
    </style:style>
    <style:style style:name="T7" style:family="text">
      <style:text-properties officeooo:rsid="00264dd9"/>
    </style:style>
    <style:style style:name="T8" style:family="text">
      <style:text-properties officeooo:rsid="00268304"/>
    </style:style>
    <style:style style:name="T9" style:family="text">
      <style:text-properties officeooo:rsid="002916e0"/>
    </style:style>
    <style:style style:name="T10" style:family="text">
      <style:text-properties officeooo:rsid="0026234b" style:font-size-asian="12.25pt" style:font-weight-asian="normal" style:font-size-complex="14pt" style:font-weight-complex="normal"/>
    </style:style>
    <style:style style:name="T11" style:family="text">
      <style:text-properties officeooo:rsid="00264dd9" style:font-size-asian="12.25pt" style:font-weight-asian="normal" style:font-size-complex="14pt" style:font-weight-complex="normal"/>
    </style:style>
    <style:style style:name="T12" style:family="text">
      <style:text-properties officeooo:rsid="002916e0" style:font-size-asian="12.25pt" style:font-weight-asian="normal" style:font-size-complex="14pt" style:font-weight-complex="normal"/>
    </style:style>
    <style:style style:name="T13" style:family="text">
      <style:text-properties officeooo:rsid="0029ee06"/>
    </style:style>
    <style:style style:name="T14" style:family="text">
      <style:text-properties officeooo:rsid="002bd82c"/>
    </style:style>
    <style:style style:name="T15" style:family="text">
      <style:text-properties officeooo:rsid="002e603f"/>
    </style:style>
    <style:style style:name="T16" style:family="text">
      <style:text-properties officeooo:rsid="00310f7b"/>
    </style:style>
    <style:style style:name="T17" style:family="text">
      <style:text-properties officeooo:rsid="00341eff"/>
    </style:style>
    <style:style style:name="T18" style:family="text">
      <style:text-properties officeooo:rsid="00356b69"/>
    </style:style>
    <style:style style:name="T19" style:family="text">
      <style:text-properties officeooo:rsid="0037154d"/>
    </style:style>
    <style:style style:name="T20" style:family="text">
      <style:text-properties officeooo:rsid="00376d0b"/>
    </style:style>
    <style:style style:name="T21" style:family="text">
      <style:text-properties officeooo:rsid="00387934"/>
    </style:style>
    <style:style style:name="T22" style:family="text">
      <style:text-properties officeooo:rsid="0039a84a"/>
    </style:style>
    <style:style style:name="T23" style:family="text">
      <style:text-properties officeooo:rsid="003eba3f"/>
    </style:style>
    <style:style style:name="T24" style:family="text">
      <style:text-properties officeooo:rsid="004000dd"/>
    </style:style>
    <style:style style:name="T25" style:family="text">
      <style:text-properties officeooo:rsid="0040b2a7"/>
    </style:style>
    <style:style style:name="T26" style:family="text">
      <style:text-properties officeooo:rsid="0042a6e1"/>
    </style:style>
    <style:style style:name="T27" style:family="text">
      <style:text-properties officeooo:rsid="0042cf06"/>
    </style:style>
    <style:style style:name="T28" style:family="text">
      <style:text-properties officeooo:rsid="0042d2e2"/>
    </style:style>
    <style:style style:name="T29" style:family="text">
      <style:text-properties officeooo:rsid="00442e24"/>
    </style:style>
    <style:style style:name="T30" style:family="text">
      <style:text-properties officeooo:rsid="0045ac0e"/>
    </style:style>
    <style:style style:name="T31" style:family="text">
      <style:text-properties officeooo:rsid="00474782"/>
    </style:style>
    <style:style style:name="T32" style:family="text">
      <style:text-properties officeooo:rsid="004a4fb7"/>
    </style:style>
    <style:style style:name="T33" style:family="text">
      <style:text-properties officeooo:rsid="004a5db8"/>
    </style:style>
    <style:style style:name="T34" style:family="text">
      <style:text-properties officeooo:rsid="004c069a"/>
    </style:style>
    <style:style style:name="T35" style:family="text">
      <style:text-properties officeooo:rsid="004c5be2"/>
    </style:style>
    <style:style style:name="T36" style:family="text">
      <style:text-properties officeooo:rsid="004cec2c"/>
    </style:style>
    <style:style style:name="T37" style:family="text">
      <style:text-properties officeooo:rsid="004ced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индивидуальному домашнему заданию №<text:span text:style-name="T22">3</text:span> по дисциплине “Архитектура вычислительных систем”. </text:p>
      <text:p text:style-name="P1">Владимиров Дмитрий Андреевич, БПИ218.</text:p>
      <text:p text:style-name="P1">Вариант <text:span text:style-name="T22">11</text:span>.</text:p>
      <text:p text:style-name="P1"/>
      <text:p text:style-name="P1">Условие. <text:span text:style-name="T1">Разработать программу, </text:span><text:span text:style-name="T2">вычисляющую с помощью степенного ряда с точность не хуже 0,05% значение функции 1/(1 – х) для заданного параметра х</text:span><text:span text:style-name="T1">. </text:span></text:p>
      <text:p text:style-name="P25"/>
      <text:p text:style-name="P8">Аннотация. <text:span text:style-name="T1">Степенной ряд раскладывается в (1 + х + x^2 + x^3 + …). Ряд сходится при |x| &lt; 1, значит такими и должны быть входные параметры. Проверка на это присутствует. </text:span><text:span text:style-name="T3">Ограничение на точность в 0,5% понял следующим образом: считать степенной ряд до тех пор, пока разность соседних членов не станет меньше чем 0,0005. </text:span><text:span text:style-name="T4">При указании имени файла в параметрах командной строки при запуске – параметр считывается из файла, иначе генерируется рандомно.</text:span></text:p>
      <text:p text:style-name="P26"/>
      <text:p text:style-name="P64">На 4 балла:</text:p>
      <text:list xml:id="list159363938" text:style-name="L1">
        <text:list-item>
          <text:p text:style-name="P59">Осуществлено более сложнее задание с выводом и вводом через файлы, поэтому <text:span text:style-name="T23">с клавиатуры вводится имя файла, а результат выводится в файл output.txt</text:span>. Два исходных файла <text:span text:style-name="T23">на языке С</text:span>: main.c и res.c</text:p>
        </text:list-item>
        <text:list-item>
          <text:p text:style-name="P45">Оба файла main.c и <text:span text:style-name="T24">res</text:span>.c скомпилированы без каких-либо оптимизирующих опций в файлы main.s и find_substring.s путем команд &gt; gcc -masm=intel -S main.c -o main.s и &gt; <text:s/>gcc -masm=intel -S <text:span text:style-name="T24">res.</text:span>c -o <text:span text:style-name="T24">res</text:span>.s. В этих файлах в комментариях указана связь между переменными в коде на С с действиями с ними в коде на ассемблере. <text:span text:style-name="T6">Далее файлы main.s и </text:span><text:span text:style-name="T25">res</text:span><text:span text:style-name="T6">.s докомпилированы в исполняемый файл main </text:span><text:span text:style-name="T8">при помощи команды &gt; gcc main.s </text:span><text:span text:style-name="T25">res</text:span><text:span text:style-name="T8">.c -o main</text:span><text:span text:style-name="T6">.</text:span></text:p>
        </text:list-item>
        <text:list-item>
          <text:p text:style-name="P46">Файлы main.c<text:span text:style-name="T5"> и </text:span><text:span text:style-name="T26">res</text:span><text:span text:style-name="T5">.c </text:span>скомпилированы с флагами оптимизации по размеру в файлы main2.s и <text:span text:style-name="T26">res</text:span>2.s путем команд &gt; gcc -masm=intel -fno-asynch<text:span text:style-name="T7">r</text:span>onous-unwind-tables -fno-jump-tables -fno-stack-protector -fno-exceptions -S main.c -o main2.s и &gt; gcc -masm=intel -fno-asynch<text:span text:style-name="T7">r</text:span>onous-unwind-tables -fno-jump-tables -fno-stack-protector -fno-exceptions -S <text:span text:style-name="T26">res</text:span>.c -o <text:span text:style-name="T26">res</text:span>2.s.</text:p>
        </text:list-item>
        <text:list-item>
          <text:p text:style-name="P48">Файлы main2.s и <text:span text:style-name="T27">res</text:span>2.s докомпилированы в исполняемый файл main2 при помощи команды &gt; gcc main2.s <text:span text:style-name="T27">res</text:span>2.<text:span text:style-name="T16">s</text:span> -o main2.</text:p>
        </text:list-item>
        <text:list-item>
          <text:p text:style-name="P60">Исходные файлы на ассемблере и на языки С приложены и соответствуют имена, указанным в отчете выше. </text:p>
        </text:list-item>
        <text:list-item>
          <text:p text:style-name="P49">Оба файла были протестированы при помощи команд &gt; ./main <text:span text:style-name="T16">input&lt;</text:span><text:span text:style-name="T29">номер теста</text:span><text:span text:style-name="T16">&gt;.txt</text:span> и &gt; ./main2 <text:span text:style-name="T16">input&lt;</text:span><text:span text:style-name="T29">номер тесте</text:span><text:span text:style-name="T16">&gt;.txt</text:span> и сравнения результатов в файле output.txt. <text:span text:style-name="T29">Папка с тестами, на всякий случай, прилагается.</text:span></text:p>
        </text:list-item>
      </text:list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7">Входные данные</text:p>
          </table:table-cell>
          <table:table-cell table:style-name="Table1.A1" office:value-type="string">
            <text:p text:style-name="P27">main</text:p>
          </table:table-cell>
          <table:table-cell table:style-name="Table1.C1" office:value-type="string">
            <text:p text:style-name="P27">main2</text:p>
          </table:table-cell>
        </table:table-row>
        <table:table-row>
          <table:table-cell table:style-name="Table1.A2" office:value-type="string">
            <text:p text:style-name="P65">0</text:p>
          </table:table-cell>
          <table:table-cell table:style-name="Table1.A2" office:value-type="string">
            <text:p text:style-name="P66">1.000000</text:p>
          </table:table-cell>
          <table:table-cell table:style-name="Table1.C2" office:value-type="string">
            <text:p text:style-name="P66">1.000000</text:p>
          </table:table-cell>
        </table:table-row>
        <text:soft-page-break/>
        <table:table-row>
          <table:table-cell table:style-name="Table1.A2" office:value-type="string">
            <text:p text:style-name="P65">0.1</text:p>
          </table:table-cell>
          <table:table-cell table:style-name="Table1.A2" office:value-type="string">
            <text:p text:style-name="P31">1.111000</text:p>
          </table:table-cell>
          <table:table-cell table:style-name="Table1.C2" office:value-type="string">
            <text:p text:style-name="P31">1.111000</text:p>
          </table:table-cell>
        </table:table-row>
        <table:table-row>
          <table:table-cell table:style-name="Table1.A2" office:value-type="string">
            <text:p text:style-name="P32">-<text:span text:style-name="T28">0.1</text:span></text:p>
          </table:table-cell>
          <table:table-cell table:style-name="Table1.A2" office:value-type="string">
            <text:p text:style-name="P31">0.909000</text:p>
          </table:table-cell>
          <table:table-cell table:style-name="Table1.C2" office:value-type="string">
            <text:p text:style-name="P31">0.909000</text:p>
          </table:table-cell>
        </table:table-row>
        <table:table-row>
          <table:table-cell table:style-name="Table1.A2" office:value-type="string">
            <text:p text:style-name="P65">0.4</text:p>
          </table:table-cell>
          <table:table-cell table:style-name="Table1.A2" office:value-type="string">
            <text:p text:style-name="P32">1.666230</text:p>
          </table:table-cell>
          <table:table-cell table:style-name="Table1.C2" office:value-type="string">
            <text:p text:style-name="P32">1.666230</text:p>
          </table:table-cell>
        </table:table-row>
        <table:table-row>
          <table:table-cell table:style-name="Table1.A2" office:value-type="string">
            <text:p text:style-name="P32">-<text:span text:style-name="T28">0.5</text:span></text:p>
          </table:table-cell>
          <table:table-cell table:style-name="Table1.A2" office:value-type="string">
            <text:p text:style-name="P31">0.666992</text:p>
          </table:table-cell>
          <table:table-cell table:style-name="Table1.C2" office:value-type="string">
            <text:p text:style-name="P31">0.666992</text:p>
          </table:table-cell>
        </table:table-row>
        <table:table-row>
          <table:table-cell table:style-name="Table1.A2" office:value-type="string">
            <text:p text:style-name="P65">0.9</text:p>
          </table:table-cell>
          <table:table-cell table:style-name="Table1.A2" office:value-type="string">
            <text:p text:style-name="P31">9.995432</text:p>
          </table:table-cell>
          <table:table-cell table:style-name="Table1.C2" office:value-type="string">
            <text:p text:style-name="P31">9.995432</text:p>
          </table:table-cell>
        </table:table-row>
        <table:table-row>
          <table:table-cell table:style-name="Table1.A2" office:value-type="string">
            <text:p text:style-name="P65">0.999</text:p>
          </table:table-cell>
          <table:table-cell table:style-name="Table1.A2" office:value-type="string">
            <text:p text:style-name="P32">999.500449</text:p>
          </table:table-cell>
          <table:table-cell table:style-name="Table1.C2" office:value-type="string">
            <text:p text:style-name="P32">999.500449</text:p>
          </table:table-cell>
        </table:table-row>
        <table:table-row>
          <table:table-cell table:style-name="Table1.A2" office:value-type="string">
            <text:p text:style-name="P65">-0.9999</text:p>
          </table:table-cell>
          <table:table-cell table:style-name="Table1.A2" office:value-type="string">
            <text:p text:style-name="P31">0.499775</text:p>
          </table:table-cell>
          <table:table-cell table:style-name="Table1.C2" office:value-type="string">
            <text:p text:style-name="P31">0.499775</text:p>
          </table:table-cell>
        </table:table-row>
        <table:table-row table:style-name="Table1.10">
          <table:table-cell table:style-name="Table1.A2" office:value-type="string">
            <text:p text:style-name="P65">0.99994</text:p>
          </table:table-cell>
          <table:table-cell table:style-name="Table1.A2" office:value-type="string">
            <text:p text:style-name="P32">16658.333380</text:p>
          </table:table-cell>
          <table:table-cell table:style-name="Table1.C2" office:value-type="string">
            <text:p text:style-name="P32">16658.333380</text:p>
          </table:table-cell>
        </table:table-row>
      </table:table>
      <text:p text:style-name="P11"><text:s/></text:p>
      <text:p text:style-name="P13">Видим, что выходные данные не отличаются, а значит обе программы функционируют одинаково. </text:p>
      <text:p text:style-name="P14">Были использованы следующие опции компиляции:</text:p>
      <text:list xml:id="list140769988" text:style-name="L2">
        <text:list-item>
          <text:p text:style-name="P50">-masm=intel для использования необходимого вида ассемблера.</text:p>
        </text:list-item>
        <text:list-item>
          <text:p text:style-name="P63"><text:span text:style-name="T10">-fno-asynch</text:span><text:span text:style-name="T11">r</text:span><text:span text:style-name="T10">onous-unwind-tables </text:span><text:span text:style-name="T12">гарантирует точность таблиц раскрутуки только в пределах функции. </text:span></text:p>
        </text:list-item>
        <text:list-item>
          <text:p text:style-name="P47">-<text:span text:style-name="T9">f</text:span>no-jump-tables – <text:span text:style-name="T13">не генерировать инструкций табличного перехода</text:span></text:p>
        </text:list-item>
        <text:list-item>
          <text:p text:style-name="P47">-fno-stack-protector – <text:span text:style-name="T13">отключает защиту компилятор</text:span></text:p>
        </text:list-item>
        <text:list-item>
          <text:p text:style-name="P47">-fno-exceptions <text:span text:style-name="T13">позволяет отключить генерацию таблиц обработки исключений.</text:span></text:p>
        </text:list-item>
      </text:list>
      <text:p text:style-name="P9"/>
      <text:p text:style-name="P2">На 5 баллов:</text:p>
      <text:list xml:id="list2428031570" text:style-name="L3">
        <text:list-item>
          <text:p text:style-name="P51">Функции с передачей данных через параметры присутствуют</text:p>
        </text:list-item>
        <text:list-item>
          <text:p text:style-name="P51">Локальные переменные используются, <text:span text:style-name="T29">при компиляции, как было видно в ассемблерной программе, они отображаются на стек</text:span></text:p>
        </text:list-item>
        <text:list-item>
          <text:p text:style-name="P51">Комментарии по передаче <text:span text:style-name="T14">фактических и формальных </text:span>параметров в функцию и возвращаемого результата добавлены в файл<text:span text:style-name="T14">ы</text:span> main.s <text:span text:style-name="T14">и </text:span><text:span text:style-name="T29">res</text:span><text:span text:style-name="T14">.s</text:span> к остальным комментариям.</text:p>
        </text:list-item>
        <text:list-item>
          <text:p text:style-name="P61">Все выше упомянутые файлы, в том числе и файлы с необходимыми комментариями (а именно main.s и res.s) прилагаются</text:p>
        </text:list-item>
      </text:list>
      <text:p text:style-name="P15"/>
      <text:p text:style-name="P3">На 6 баллов:</text:p>
      <text:p text:style-name="P16">Задача: использовать регистр<text:span text:style-name="T30">ы</text:span> процессора rbx и r12-r15, <text:span text:style-name="T32">а так</text:span><text:span text:style-name="T33">же</text:span><text:span text:style-name="T32"> xmm0-8</text:span> везде где можно, то есть минимизировать использование стека.</text:p>
      <text:list xml:id="list1650078181" text:style-name="L4">
        <text:list-item>
          <text:p text:style-name="P52">Где было возможно, сохранил переменные в регистры процессора. Файлы с ассемблерным кодом после рефакторинга и комментариями – main_refactored.s и <text:span text:style-name="T31">res</text:span>_refactored.s. </text:p>
        </text:list-item>
        <text:list-item>
          <text:p text:style-name="P62">Файл res_refactored.s оказался меньше файла res.c, потому что регистры xmm0-8 не выделяются отдельно, а вот файл main_refactored.s оказался больше файла main.s. Несмотря на то, что работа с регистрами уменьшает количество выполняемых операций (а значит, по логике должна и уменьшать размер кода), файл оказался недостаточно большим, чтоб <text:soft-page-break/>покрыть те несколько строк с выделением регистров процессора для функции. </text:p>
        </text:list-item>
        <text:list-item>
          <text:p text:style-name="P52">Программа протестирована на тех же тестовых данных, что и в первый раз. Предварительно программа была скомпилирована при помощи команды &gt; gcc main_refactored.s <text:span text:style-name="T33">res</text:span>_refactored.s -o main_refactored</text:p>
        </text:list-item>
      </text:list>
      <text:p text:style-name="P1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8">Входные данные</text:p>
          </table:table-cell>
          <table:table-cell table:style-name="Table2.A1" office:value-type="string">
            <text:p text:style-name="P28">main</text:p>
          </table:table-cell>
          <table:table-cell table:style-name="Table2.C1" office:value-type="string">
            <text:p text:style-name="P28">main_<text:span text:style-name="T17">refactored</text:span></text:p>
          </table:table-cell>
        </table:table-row>
        <table:table-row>
          <table:table-cell table:style-name="Table2.A2" office:value-type="string">
            <text:p text:style-name="P65">0</text:p>
          </table:table-cell>
          <table:table-cell table:style-name="Table2.A2" office:value-type="string">
            <text:p text:style-name="P66">1.000000</text:p>
          </table:table-cell>
          <table:table-cell table:style-name="Table2.C2" office:value-type="string">
            <text:p text:style-name="P66">1.000000</text:p>
          </table:table-cell>
        </table:table-row>
        <table:table-row>
          <table:table-cell table:style-name="Table2.A2" office:value-type="string">
            <text:p text:style-name="P65">0.1</text:p>
          </table:table-cell>
          <table:table-cell table:style-name="Table2.A2" office:value-type="string">
            <text:p text:style-name="P31">1.111000</text:p>
          </table:table-cell>
          <table:table-cell table:style-name="Table2.C2" office:value-type="string">
            <text:p text:style-name="P31">1.111000</text:p>
          </table:table-cell>
        </table:table-row>
        <table:table-row>
          <table:table-cell table:style-name="Table2.A2" office:value-type="string">
            <text:p text:style-name="P32">-<text:span text:style-name="T28">0.1</text:span></text:p>
          </table:table-cell>
          <table:table-cell table:style-name="Table2.A2" office:value-type="string">
            <text:p text:style-name="P31">0.909000</text:p>
          </table:table-cell>
          <table:table-cell table:style-name="Table2.C2" office:value-type="string">
            <text:p text:style-name="P31">0.909000</text:p>
          </table:table-cell>
        </table:table-row>
        <table:table-row>
          <table:table-cell table:style-name="Table2.A2" office:value-type="string">
            <text:p text:style-name="P65">0.4</text:p>
          </table:table-cell>
          <table:table-cell table:style-name="Table2.A2" office:value-type="string">
            <text:p text:style-name="P32">1.666230</text:p>
          </table:table-cell>
          <table:table-cell table:style-name="Table2.C2" office:value-type="string">
            <text:p text:style-name="P32">1.666230</text:p>
          </table:table-cell>
        </table:table-row>
        <table:table-row>
          <table:table-cell table:style-name="Table2.A2" office:value-type="string">
            <text:p text:style-name="P32">-<text:span text:style-name="T28">0.5</text:span></text:p>
          </table:table-cell>
          <table:table-cell table:style-name="Table2.A2" office:value-type="string">
            <text:p text:style-name="P31">0.666992</text:p>
          </table:table-cell>
          <table:table-cell table:style-name="Table2.C2" office:value-type="string">
            <text:p text:style-name="P31">0.666992</text:p>
          </table:table-cell>
        </table:table-row>
        <table:table-row>
          <table:table-cell table:style-name="Table2.A2" office:value-type="string">
            <text:p text:style-name="P65">0.9</text:p>
          </table:table-cell>
          <table:table-cell table:style-name="Table2.A2" office:value-type="string">
            <text:p text:style-name="P31">9.995432</text:p>
          </table:table-cell>
          <table:table-cell table:style-name="Table2.C2" office:value-type="string">
            <text:p text:style-name="P31">9.995432</text:p>
          </table:table-cell>
        </table:table-row>
        <table:table-row>
          <table:table-cell table:style-name="Table2.A2" office:value-type="string">
            <text:p text:style-name="P65">0.999</text:p>
          </table:table-cell>
          <table:table-cell table:style-name="Table2.A2" office:value-type="string">
            <text:p text:style-name="P32">999.500449</text:p>
          </table:table-cell>
          <table:table-cell table:style-name="Table2.C2" office:value-type="string">
            <text:p text:style-name="P32">999.500449</text:p>
          </table:table-cell>
        </table:table-row>
        <table:table-row>
          <table:table-cell table:style-name="Table2.A2" office:value-type="string">
            <text:p text:style-name="P65">-0.9999</text:p>
          </table:table-cell>
          <table:table-cell table:style-name="Table2.A2" office:value-type="string">
            <text:p text:style-name="P31">0.499775</text:p>
          </table:table-cell>
          <table:table-cell table:style-name="Table2.C2" office:value-type="string">
            <text:p text:style-name="P31">0.499775</text:p>
          </table:table-cell>
        </table:table-row>
        <table:table-row table:style-name="Table2.10">
          <table:table-cell table:style-name="Table2.A2" office:value-type="string">
            <text:p text:style-name="P65">0.99994</text:p>
          </table:table-cell>
          <table:table-cell table:style-name="Table2.A2" office:value-type="string">
            <text:p text:style-name="P32">16658.333380</text:p>
          </table:table-cell>
          <table:table-cell table:style-name="Table2.C2" office:value-type="string">
            <text:p text:style-name="P32">16658.333380</text:p>
          </table:table-cell>
        </table:table-row>
      </table:table>
      <text:p text:style-name="P17"/>
      <text:p text:style-name="P4">На 7 баллов:</text:p>
      <text:list xml:id="list4174268349" text:style-name="L5">
        <text:list-item>
          <text:p text:style-name="P53">Программа реализована в виде двух единиц компиляции. <text:span text:style-name="T17">(ассемблерные файлы main.s и </text:span><text:span text:style-name="T33">res</text:span><text:span text:style-name="T17">.s)</text:span> </text:p>
        </text:list-item>
        <text:list-item>
          <text:p text:style-name="P56">Исходные данные лежат в <text:span text:style-name="T15">каком-то файле (при указании этого файла, иначе – рандом) и выводятся в файл output.txt. Имя входного файла указывается аргументом командной строки, если файл не удается открыть – выводится надпись “Wrong filename” и программа завершается. <text:s/>=&gt; командная строка проверяется на корректное открытие файла. На корректность числа аргументов тоже проверка присутствует (если их нет, то запускается рандомная генерация, если это только файл, </text:span><text:span text:style-name="T33">то считывается аргумент из файла, иначе же выводится сообщение “You should enter only file name or nothing to generate a random argument” и программа завершается аварийно.</text:span></text:p>
        </text:list-item>
        <text:list-item>
          <text:p text:style-name="P57"><text:span text:style-name="T33">Файлы для тестового прогона расположены в отдельной папке tests</text:span>. </text:p>
        </text:list-item>
        <text:list-item>
          <text:p text:style-name="P54">Так как программа не менялась с момента критериев на 4 балла, то необходимость тестировать ее на данном этапе <text:span text:style-name="T34">и формировать отчеты о расширении </text:span>отсутствует.</text:p>
        </text:list-item>
      </text:list>
      <text:p text:style-name="P18"/>
      <text:p text:style-name="P5">На 8 баллов:</text:p>
      <text:list xml:id="list1407072451" text:style-name="L6">
        <text:list-item>
          <text:p text:style-name="P58">При отсутвии входных данных они генерируются рандомно – сгенерированн<text:span text:style-name="T34">ое число показывается в консоли, результат же выводится в файле output.txt</text:span></text:p>
        </text:list-item>
        <text:list-item>
          <text:p text:style-name="P58">Выбрать в командной строке ввод из файла или рандомной генерации <text:span text:style-name="T17">возможно.</text:span> Как я отмечал ранее, если необходимо сгенерировать данные <text:soft-page-break/>рандомно, то не нужно передавать ничего, просто запустить исполняемый файл с программой</text:p>
        </text:list-item>
        <text:list-item>
          <text:p text:style-name="P58">Время работы программы без ввода и вывода замеряется и выводится каждый раз в консоль. Для чистоты эксперимента было приянто решение находить результат 100<text:span text:style-name="T35">0</text:span>0 раз, так можно объективнее сравнивать скорости выполнения двух программ.</text:p>
        </text:list-item>
        <text:list-item>
          <text:p text:style-name="P55">Для тестирования времени работы программы подсчет результата в ней выполняется 1000<text:span text:style-name="T35">0</text:span> раз, буду запускать по 5 раз файл main.s на каждых входных данных и брать среднее значение из них.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Входные данные</text:p>
          </table:table-cell>
          <table:table-cell table:style-name="Table3.B1" office:value-type="string">
            <text:p text:style-name="P35">Время в миллисекундах</text:p>
          </table:table-cell>
        </table:table-row>
        <table:table-row>
          <table:table-cell table:style-name="Table3.A2" office:value-type="string">
            <text:p text:style-name="P65">0</text:p>
          </table:table-cell>
          <table:table-cell table:style-name="Table3.B2" office:value-type="string">
            <text:p text:style-name="P35">0</text:p>
          </table:table-cell>
        </table:table-row>
        <table:table-row>
          <table:table-cell table:style-name="Table3.A2" office:value-type="string">
            <text:p text:style-name="P65">0.1</text:p>
          </table:table-cell>
          <table:table-cell table:style-name="Table3.B2" office:value-type="string">
            <text:p text:style-name="P69">0</text:p>
          </table:table-cell>
        </table:table-row>
        <table:table-row>
          <table:table-cell table:style-name="Table3.A2" office:value-type="string">
            <text:p text:style-name="P32">-<text:span text:style-name="T28">0.1</text:span></text:p>
          </table:table-cell>
          <table:table-cell table:style-name="Table3.B2" office:value-type="string">
            <text:p text:style-name="P69">0</text:p>
          </table:table-cell>
        </table:table-row>
        <table:table-row>
          <table:table-cell table:style-name="Table3.A2" office:value-type="string">
            <text:p text:style-name="P65">0.4</text:p>
          </table:table-cell>
          <table:table-cell table:style-name="Table3.B2" office:value-type="string">
            <text:p text:style-name="P69">0</text:p>
          </table:table-cell>
        </table:table-row>
        <table:table-row>
          <table:table-cell table:style-name="Table3.A2" office:value-type="string">
            <text:p text:style-name="P32">-<text:span text:style-name="T28">0.5</text:span></text:p>
          </table:table-cell>
          <table:table-cell table:style-name="Table3.B2" office:value-type="string">
            <text:p text:style-name="P69">0</text:p>
          </table:table-cell>
        </table:table-row>
        <table:table-row>
          <table:table-cell table:style-name="Table3.A2" office:value-type="string">
            <text:p text:style-name="P65">0.9</text:p>
          </table:table-cell>
          <table:table-cell table:style-name="Table3.B2" office:value-type="string">
            <text:p text:style-name="P69">3</text:p>
          </table:table-cell>
        </table:table-row>
        <table:table-row>
          <table:table-cell table:style-name="Table3.A2" office:value-type="string">
            <text:p text:style-name="P65">0.999</text:p>
          </table:table-cell>
          <table:table-cell table:style-name="Table3.B2" office:value-type="string">
            <text:p text:style-name="P69">374</text:p>
          </table:table-cell>
        </table:table-row>
        <table:table-row>
          <table:table-cell table:style-name="Table3.A2" office:value-type="string">
            <text:p text:style-name="P65">-0.9999</text:p>
          </table:table-cell>
          <table:table-cell table:style-name="Table3.B2" office:value-type="string">
            <text:p text:style-name="P69">3775</text:p>
          </table:table-cell>
        </table:table-row>
        <table:table-row>
          <table:table-cell table:style-name="Table3.A2" office:value-type="string">
            <text:p text:style-name="P65">0.99994</text:p>
          </table:table-cell>
          <table:table-cell table:style-name="Table3.B2" office:value-type="string">
            <text:p text:style-name="P69">6943</text:p>
          </table:table-cell>
        </table:table-row>
      </table:table>
      <text:p text:style-name="P20"/>
      <text:p text:style-name="P19"/>
      <text:p text:style-name="P6">На 9 баллов: </text:p>
      <text:p text:style-name="P21"><text:span text:style-name="T19">1) </text:span>Для начала скомпилируем <text:span text:style-name="T19">ассемблерные файлы с флагом оптимизации -O3 путем команд &gt; gcc -S -O3 main.c -o main_opt.s и &gt; gcc -S -O3 </text:span><text:span text:style-name="T35">res</text:span><text:span text:style-name="T19">.c -o </text:span><text:span text:style-name="T35">res</text:span><text:span text:style-name="T19">_opt.s. Оба файла по размеру стали меньше чем обычные main.s и find_substring.s без флагов оптимизации.</text:span></text:p>
      <text:p text:style-name="P24">Далее получим исполняемый файл main_opt путем команды &gt; gcc main_opt.s <text:span text:style-name="T35">res</text:span>_opt.s -o main_opt</text:p>
      <text:p text:style-name="P22">Исполняемый файл main_opt также по размеру оказался меньше чем main</text:p>
      <text:p text:style-name="P22">Теперь сравним время выполнения программ на тех же входных данных, что и обычно. Данные для первого файла у нас уже есть, осталось только высчитать их для второго.</text:p>
      <text:p text:style-name="P21"/>
      <text:p text:style-name="P7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9">Входные данные</text:p>
          </table:table-cell>
          <table:table-cell table:style-name="Table4.A1" office:value-type="string">
            <text:p text:style-name="P29"><text:span text:style-name="T19">m</text:span>ain <text:span text:style-name="T19">(время в мс)</text:span></text:p>
          </table:table-cell>
          <table:table-cell table:style-name="Table4.C1" office:value-type="string">
            <text:p text:style-name="P29">main_<text:span text:style-name="T19">opt (время в мс)</text:span></text:p>
          </table:table-cell>
        </table:table-row>
        <table:table-row>
          <table:table-cell table:style-name="Table4.A2" office:value-type="string">
            <text:p text:style-name="P65">0</text:p>
          </table:table-cell>
          <table:table-cell table:style-name="Table4.A2" office:value-type="string">
            <text:p text:style-name="P35">0</text:p>
          </table:table-cell>
          <table:table-cell table:style-name="Table4.C2" office:value-type="string">
            <text:p text:style-name="P38">0</text:p>
          </table:table-cell>
        </table:table-row>
        <table:table-row>
          <table:table-cell table:style-name="Table4.A2" office:value-type="string">
            <text:p text:style-name="P65">0.1</text:p>
          </table:table-cell>
          <table:table-cell table:style-name="Table4.A2" office:value-type="string">
            <text:p text:style-name="P69">0</text:p>
          </table:table-cell>
          <table:table-cell table:style-name="Table4.C2" office:value-type="string">
            <text:p text:style-name="P69">0</text:p>
          </table:table-cell>
        </table:table-row>
        <table:table-row>
          <table:table-cell table:style-name="Table4.A2" office:value-type="string">
            <text:p text:style-name="P32">-<text:span text:style-name="T28">0.1</text:span></text:p>
          </table:table-cell>
          <table:table-cell table:style-name="Table4.A2" office:value-type="string">
            <text:p text:style-name="P69">0</text:p>
          </table:table-cell>
          <table:table-cell table:style-name="Table4.C2" office:value-type="string">
            <text:p text:style-name="P69">0</text:p>
          </table:table-cell>
        </table:table-row>
        <table:table-row>
          <table:table-cell table:style-name="Table4.A2" office:value-type="string">
            <text:p text:style-name="P65">0.4</text:p>
          </table:table-cell>
          <table:table-cell table:style-name="Table4.A2" office:value-type="string">
            <text:p text:style-name="P69">0</text:p>
          </table:table-cell>
          <table:table-cell table:style-name="Table4.C2" office:value-type="string">
            <text:p text:style-name="P69">0</text:p>
          </table:table-cell>
        </table:table-row>
        <text:soft-page-break/>
        <table:table-row>
          <table:table-cell table:style-name="Table4.A2" office:value-type="string">
            <text:p text:style-name="P32">-<text:span text:style-name="T28">0.5</text:span></text:p>
          </table:table-cell>
          <table:table-cell table:style-name="Table4.A2" office:value-type="string">
            <text:p text:style-name="P69">0</text:p>
          </table:table-cell>
          <table:table-cell table:style-name="Table4.C2" office:value-type="string">
            <text:p text:style-name="P69">0</text:p>
          </table:table-cell>
        </table:table-row>
        <table:table-row>
          <table:table-cell table:style-name="Table4.A2" office:value-type="string">
            <text:p text:style-name="P65">0.9</text:p>
          </table:table-cell>
          <table:table-cell table:style-name="Table4.A2" office:value-type="string">
            <text:p text:style-name="P69">3</text:p>
          </table:table-cell>
          <table:table-cell table:style-name="Table4.C2" office:value-type="string">
            <text:p text:style-name="P69">2</text:p>
          </table:table-cell>
        </table:table-row>
        <table:table-row>
          <table:table-cell table:style-name="Table4.A2" office:value-type="string">
            <text:p text:style-name="P65">0.999</text:p>
          </table:table-cell>
          <table:table-cell table:style-name="Table4.A2" office:value-type="string">
            <text:p text:style-name="P69">374</text:p>
          </table:table-cell>
          <table:table-cell table:style-name="Table4.C2" office:value-type="string">
            <text:p text:style-name="P40">29<text:span text:style-name="T35">0</text:span></text:p>
          </table:table-cell>
        </table:table-row>
        <table:table-row>
          <table:table-cell table:style-name="Table4.A2" office:value-type="string">
            <text:p text:style-name="P65">-0.9999</text:p>
          </table:table-cell>
          <table:table-cell table:style-name="Table4.A2" office:value-type="string">
            <text:p text:style-name="P69">3775</text:p>
          </table:table-cell>
          <table:table-cell table:style-name="Table4.C2" office:value-type="string">
            <text:p text:style-name="P73">2921</text:p>
          </table:table-cell>
        </table:table-row>
        <table:table-row table:style-name="Table4.10">
          <table:table-cell table:style-name="Table4.A2" office:value-type="string">
            <text:p text:style-name="P65">0.99994</text:p>
          </table:table-cell>
          <table:table-cell table:style-name="Table4.A2" office:value-type="string">
            <text:p text:style-name="P69">6943</text:p>
          </table:table-cell>
          <table:table-cell table:style-name="Table4.C2" office:value-type="string">
            <text:p text:style-name="P73">4918</text:p>
          </table:table-cell>
        </table:table-row>
      </table:table>
      <text:p text:style-name="P12"/>
      <text:p text:style-name="P24">2) <text:span text:style-name="T18">Для начала скомпилируем </text:span><text:span text:style-name="T19">ассемблерные файлы с флагом оптимизации -O</text:span>s<text:span text:style-name="T19"> путем команд &gt; gcc -S -O</text:span>s<text:span text:style-name="T19"> main.c -o main_opt</text:span>size<text:span text:style-name="T19">.s и &gt; gcc -S -O</text:span>s<text:span text:style-name="T19"> </text:span><text:span text:style-name="T35">res</text:span><text:span text:style-name="T19">.c -o </text:span><text:span text:style-name="T35">res</text:span><text:span text:style-name="T19">_opt</text:span>size<text:span text:style-name="T19">.s. Оба файла по размеру стали ожидаемо</text:span> <text:span text:style-name="T19">меньше чем обычные main.s и </text:span><text:span text:style-name="T36">res</text:span><text:span text:style-name="T19">.s без флагов оптимизации.</text:span></text:p>
      <text:p text:style-name="P24">Далее получим исполняемый файл main_optsize путем команды &gt; gcc main_optsize.s <text:span text:style-name="T36">res</text:span>_optsize.s -o main_optsize</text:p>
      <text:p text:style-name="P23">Исполняемый файл main_opt<text:span text:style-name="T20">size</text:span> также по размеру оказался меньше чем main</text:p>
      <text:p text:style-name="P23">Теперь сравним время выполнения программ на тех же входных данных, что и обычно. Данные для первого файла у нас уже есть, осталось только высчитать их для второго.</text:p>
      <text:p text:style-name="P23"/>
      <text:p text:style-name="P23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0">Входные данные</text:p>
          </table:table-cell>
          <table:table-cell table:style-name="Table5.A1" office:value-type="string">
            <text:p text:style-name="P30"><text:span text:style-name="T19">m</text:span>ain <text:span text:style-name="T19">(время в мс)</text:span></text:p>
          </table:table-cell>
          <table:table-cell table:style-name="Table5.C1" office:value-type="string">
            <text:p text:style-name="P30">main_<text:span text:style-name="T19">opt</text:span><text:span text:style-name="T20">size</text:span><text:span text:style-name="T19"> (время в мс)</text:span></text:p>
          </table:table-cell>
        </table:table-row>
        <table:table-row>
          <table:table-cell table:style-name="Table5.A2" office:value-type="string">
            <text:p text:style-name="P65">0</text:p>
          </table:table-cell>
          <table:table-cell table:style-name="Table5.A2" office:value-type="string">
            <text:p text:style-name="P35">0</text:p>
          </table:table-cell>
          <table:table-cell table:style-name="Table5.C2" office:value-type="string">
            <text:p text:style-name="P38">0</text:p>
          </table:table-cell>
        </table:table-row>
        <table:table-row>
          <table:table-cell table:style-name="Table5.A2" office:value-type="string">
            <text:p text:style-name="P65">0.1</text:p>
          </table:table-cell>
          <table:table-cell table:style-name="Table5.A2" office:value-type="string">
            <text:p text:style-name="P69">0</text:p>
          </table:table-cell>
          <table:table-cell table:style-name="Table5.C2" office:value-type="string">
            <text:p text:style-name="P69">0</text:p>
          </table:table-cell>
        </table:table-row>
        <table:table-row>
          <table:table-cell table:style-name="Table5.A2" office:value-type="string">
            <text:p text:style-name="P32">-<text:span text:style-name="T28">0.1</text:span></text:p>
          </table:table-cell>
          <table:table-cell table:style-name="Table5.A2" office:value-type="string">
            <text:p text:style-name="P69">0</text:p>
          </table:table-cell>
          <table:table-cell table:style-name="Table5.C2" office:value-type="string">
            <text:p text:style-name="P69">0</text:p>
          </table:table-cell>
        </table:table-row>
        <table:table-row>
          <table:table-cell table:style-name="Table5.A2" office:value-type="string">
            <text:p text:style-name="P65">0.4</text:p>
          </table:table-cell>
          <table:table-cell table:style-name="Table5.A2" office:value-type="string">
            <text:p text:style-name="P69">0</text:p>
          </table:table-cell>
          <table:table-cell table:style-name="Table5.C2" office:value-type="string">
            <text:p text:style-name="P69">0</text:p>
          </table:table-cell>
        </table:table-row>
        <table:table-row>
          <table:table-cell table:style-name="Table5.A2" office:value-type="string">
            <text:p text:style-name="P32">-<text:span text:style-name="T28">0.5</text:span></text:p>
          </table:table-cell>
          <table:table-cell table:style-name="Table5.A2" office:value-type="string">
            <text:p text:style-name="P69">0</text:p>
          </table:table-cell>
          <table:table-cell table:style-name="Table5.C2" office:value-type="string">
            <text:p text:style-name="P69">0</text:p>
          </table:table-cell>
        </table:table-row>
        <table:table-row>
          <table:table-cell table:style-name="Table5.A2" office:value-type="string">
            <text:p text:style-name="P65">0.9</text:p>
          </table:table-cell>
          <table:table-cell table:style-name="Table5.A2" office:value-type="string">
            <text:p text:style-name="P69">3</text:p>
          </table:table-cell>
          <table:table-cell table:style-name="Table5.C2" office:value-type="string">
            <text:p text:style-name="P69">2</text:p>
          </table:table-cell>
        </table:table-row>
        <table:table-row>
          <table:table-cell table:style-name="Table5.A2" office:value-type="string">
            <text:p text:style-name="P65">0.999</text:p>
          </table:table-cell>
          <table:table-cell table:style-name="Table5.A2" office:value-type="string">
            <text:p text:style-name="P69">374</text:p>
          </table:table-cell>
          <table:table-cell table:style-name="Table5.C2" office:value-type="string">
            <text:p text:style-name="P40">29<text:span text:style-name="T36">3</text:span></text:p>
          </table:table-cell>
        </table:table-row>
        <table:table-row>
          <table:table-cell table:style-name="Table5.A2" office:value-type="string">
            <text:p text:style-name="P65">-0.9999</text:p>
          </table:table-cell>
          <table:table-cell table:style-name="Table5.A2" office:value-type="string">
            <text:p text:style-name="P69">3775</text:p>
          </table:table-cell>
          <table:table-cell table:style-name="Table5.C2" office:value-type="string">
            <text:p text:style-name="P69">3<text:span text:style-name="T36">009</text:span></text:p>
          </table:table-cell>
        </table:table-row>
        <table:table-row table:style-name="Table5.10">
          <table:table-cell table:style-name="Table5.A2" office:value-type="string">
            <text:p text:style-name="P65">0.99994</text:p>
          </table:table-cell>
          <table:table-cell table:style-name="Table5.A2" office:value-type="string">
            <text:p text:style-name="P69">6943</text:p>
          </table:table-cell>
          <table:table-cell table:style-name="Table5.C2" office:value-type="string">
            <text:p text:style-name="P69">51<text:span text:style-name="T36">2</text:span>7</text:p>
          </table:table-cell>
        </table:table-row>
      </table:table>
      <text:p text:style-name="P43"/>
      <text:p text:style-name="P44">Вывод: <text:span text:style-name="T21">Флаг -О3 больше оптимизирует по скорости, но меньше по размеру кода (хотя какая-то оптимизация и происходит), а флаг -Os сильно оптимизирует по размеру кода, но по производительности уступает флагу -О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08:26:24.338036942</meta:creation-date>
    <dc:date>2022-11-27T00:20:06.731917119</dc:date>
    <meta:editing-duration>PT3H54M13S</meta:editing-duration>
    <meta:editing-cycles>23</meta:editing-cycles>
    <meta:generator>LibreOffice/7.3.7.2$Linux_X86_64 LibreOffice_project/30$Build-2</meta:generator>
    <meta:document-statistic meta:table-count="5" meta:image-count="0" meta:object-count="0" meta:page-count="5" meta:paragraph-count="190" meta:word-count="1203" meta:character-count="7953" meta:non-whitespace-character-count="6944"/>
  </office:meta>
</office:document-meta>
</file>